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7aa2a" officeooo:paragraph-rsid="0017aa2a"/>
    </style:style>
    <style:style style:name="P2" style:family="paragraph" style:parent-style-name="Standard">
      <style:text-properties officeooo:rsid="0017aa2a" officeooo:paragraph-rsid="0017aa2a"/>
    </style:style>
    <style:style style:name="P3" style:family="paragraph" style:parent-style-name="Standard">
      <style:text-properties officeooo:paragraph-rsid="0017aa2a"/>
    </style:style>
    <style:style style:name="P4" style:family="paragraph" style:parent-style-name="Standard">
      <style:text-properties style:text-underline-style="solid" style:text-underline-width="auto" style:text-underline-color="font-color" officeooo:rsid="0017aa2a" officeooo:paragraph-rsid="0017aa2a"/>
    </style:style>
    <style:style style:name="P5" style:family="paragraph" style:parent-style-name="Standard">
      <style:text-properties officeooo:rsid="001959f9" officeooo:paragraph-rsid="001959f9"/>
    </style:style>
    <style:style style:name="P6" style:family="paragraph" style:parent-style-name="Standard">
      <style:text-properties fo:font-weight="normal" officeooo:rsid="001be397" officeooo:paragraph-rsid="001be397" style:font-weight-asian="normal" style:font-weight-complex="normal"/>
    </style:style>
    <style:style style:name="P7" style:family="paragraph" style:parent-style-name="Default">
      <style:text-properties fo:font-size="12pt" officeooo:rsid="0017aa2a" style:font-size-asian="12pt" style:font-size-complex="12pt"/>
    </style:style>
    <style:style style:name="P8" style:family="paragraph" style:parent-style-name="Default">
      <style:text-properties style:font-name="Liberation Serif" fo:font-size="12pt" officeooo:rsid="00202445" officeooo:paragraph-rsid="00202445" style:font-size-asian="12pt" style:font-size-complex="12pt"/>
    </style:style>
    <style:style style:name="P9" style:family="paragraph" style:parent-style-name="Default_7e_LT_7e_Gliederung_20_1">
      <style:text-properties style:font-name="Liberation Serif" fo:font-size="12pt" officeooo:rsid="0022179d" officeooo:paragraph-rsid="0022179d" style:font-size-asian="12pt" style:font-size-complex="12pt"/>
    </style:style>
    <style:style style:name="P10" style:family="paragraph" style:parent-style-name="Default_7e_LT_7e_Gliederung_20_1">
      <style:text-properties style:font-name="Liberation Serif" fo:font-size="12pt" officeooo:rsid="00236161" officeooo:paragraph-rsid="00236161" style:font-size-asian="12pt" style:font-size-complex="12pt"/>
    </style:style>
    <style:style style:name="P11" style:family="paragraph" style:parent-style-name="Default_7e_LT_7e_Gliederung_20_1">
      <style:text-properties style:font-name="Liberation Serif" fo:font-size="12pt" officeooo:rsid="00253031" officeooo:paragraph-rsid="00253031" style:font-size-asian="10.5pt" style:font-size-complex="12pt"/>
    </style:style>
    <style:style style:name="P12" style:family="paragraph" style:parent-style-name="Default_7e_LT_7e_Gliederung_20_1">
      <style:text-properties fo:color="#000000" style:text-position="-70% 100%" style:font-name="Liberation Serif" fo:font-size="12pt" officeooo:rsid="00236161" officeooo:paragraph-rsid="00236161" style:font-size-asian="12pt" style:font-size-complex="12pt"/>
    </style:style>
    <style:style style:name="P13" style:family="paragraph" style:parent-style-name="Default_7e_LT_7e_Gliederung_20_1">
      <style:text-properties fo:color="#000000" style:font-name="Liberation Serif" fo:font-size="12pt" officeooo:rsid="00253031" officeooo:paragraph-rsid="00253031" style:font-size-asian="12pt" style:font-size-complex="12pt"/>
    </style:style>
    <style:style style:name="P14" style:family="paragraph" style:parent-style-name="Default_7e_LT_7e_Gliederung_20_1">
      <style:text-properties style:text-position="0% 100%" style:font-name="Liberation Serif" fo:font-size="12pt" officeooo:rsid="00253031" officeooo:paragraph-rsid="00253031" style:font-size-asian="10.5pt" style:font-size-complex="12pt"/>
    </style:style>
    <style:style style:name="P15" style:family="paragraph" style:parent-style-name="Default_7e_LT_7e_Gliederung_20_1">
      <style:text-properties style:text-position="0% 100%" style:font-name="Liberation Serif" fo:font-size="12pt" fo:font-weight="bold" officeooo:rsid="0025b13c" officeooo:paragraph-rsid="0025b13c" style:font-size-asian="10.5pt" style:font-weight-asian="bold" style:font-size-complex="12pt" style:font-weight-complex="bold"/>
    </style:style>
    <style:style style:name="P16" style:family="paragraph" style:parent-style-name="Default_7e_LT_7e_Titel">
      <style:text-properties fo:font-size="12pt" fo:font-weight="normal" officeooo:rsid="001d4157" officeooo:paragraph-rsid="001d4157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text-properties officeooo:rsid="0017aa2a" officeooo:paragraph-rsid="0017aa2a"/>
    </style:style>
    <style:style style:name="P18" style:family="paragraph" style:parent-style-name="Standard" style:list-style-name="L3">
      <style:text-properties officeooo:rsid="0017aa2a" officeooo:paragraph-rsid="0017aa2a"/>
    </style:style>
    <style:style style:name="P19" style:family="paragraph" style:parent-style-name="Standard" style:list-style-name="L4">
      <style:text-properties officeooo:rsid="0017aa2a" officeooo:paragraph-rsid="0017aa2a"/>
    </style:style>
    <style:style style:name="P20" style:family="paragraph" style:parent-style-name="Standard" style:list-style-name="L5">
      <style:text-properties officeooo:rsid="0017aa2a" officeooo:paragraph-rsid="0017aa2a"/>
    </style:style>
    <style:style style:name="P21" style:family="paragraph" style:parent-style-name="Standard" style:list-style-name="L6">
      <style:text-properties officeooo:rsid="001959f9" officeooo:paragraph-rsid="001959f9"/>
    </style:style>
    <style:style style:name="P22" style:family="paragraph" style:parent-style-name="Standard" style:list-style-name="L6">
      <style:text-properties officeooo:rsid="001979c3" officeooo:paragraph-rsid="001979c3"/>
    </style:style>
    <style:style style:name="P23" style:family="paragraph" style:parent-style-name="Standard" style:list-style-name="L7">
      <style:text-properties officeooo:rsid="001979c3" officeooo:paragraph-rsid="001979c3"/>
    </style:style>
    <style:style style:name="P24" style:family="paragraph" style:parent-style-name="Standard" style:list-style-name="L6">
      <style:text-properties officeooo:rsid="001ac4c5" officeooo:paragraph-rsid="001ac4c5"/>
    </style:style>
    <style:style style:name="P25" style:family="paragraph" style:parent-style-name="Standard" style:list-style-name="L6">
      <style:text-properties fo:font-weight="normal" officeooo:rsid="001ac4c5" officeooo:paragraph-rsid="001ac4c5" style:font-weight-asian="normal" style:font-weight-complex="normal"/>
    </style:style>
    <style:style style:name="P26" style:family="paragraph" style:parent-style-name="Standard" style:list-style-name="L6">
      <style:text-properties fo:font-weight="normal" officeooo:rsid="001ac4c5" officeooo:paragraph-rsid="001be397" style:font-weight-asian="normal" style:font-weight-complex="normal"/>
    </style:style>
    <style:style style:name="P27" style:family="paragraph" style:parent-style-name="Standard" style:list-style-name="L6">
      <style:text-properties fo:font-weight="normal" officeooo:rsid="001be397" officeooo:paragraph-rsid="001be397" style:font-weight-asian="normal" style:font-weight-complex="normal"/>
    </style:style>
    <style:style style:name="P28" style:family="paragraph" style:parent-style-name="Default" style:list-style-name="L8">
      <style:text-properties fo:font-size="12pt" officeooo:rsid="0017aa2a" style:font-size-asian="12pt" style:font-size-complex="12pt"/>
    </style:style>
    <style:style style:name="P29" style:family="paragraph" style:parent-style-name="Default_7e_LT_7e_Gliederung_20_1" style:list-style-name="L9">
      <style:text-properties style:font-name="Liberation Serif" fo:font-size="12pt" officeooo:rsid="0022179d" officeooo:paragraph-rsid="0022179d" style:font-size-asian="12pt" style:font-size-complex="12pt"/>
    </style:style>
    <style:style style:name="P30" style:family="paragraph" style:parent-style-name="Default_7e_LT_7e_Gliederung_20_1" style:list-style-name="L10">
      <style:text-properties style:font-name="Liberation Serif" fo:font-size="12pt" officeooo:rsid="00236161" officeooo:paragraph-rsid="00236161" style:font-size-asian="12pt" style:font-size-complex="12pt"/>
    </style:style>
    <style:style style:name="P31" style:family="paragraph" style:parent-style-name="Default_7e_LT_7e_Gliederung_20_1" style:list-style-name="L13">
      <style:text-properties style:font-name="Liberation Serif" fo:font-size="12pt" officeooo:rsid="00253031" officeooo:paragraph-rsid="00253031" style:font-size-asian="10.5pt" style:font-size-complex="12pt"/>
    </style:style>
    <style:style style:name="P32" style:family="paragraph" style:parent-style-name="Default_7e_LT_7e_Gliederung_20_1" style:list-style-name="L9">
      <style:text-properties fo:color="#000000" style:text-position="-70% 100%" style:font-name="Liberation Serif" fo:font-size="12pt" officeooo:rsid="0022179d" officeooo:paragraph-rsid="0022179d" style:font-size-asian="12pt" style:font-size-complex="12pt"/>
    </style:style>
    <style:style style:name="P33" style:family="paragraph" style:parent-style-name="Default_7e_LT_7e_Gliederung_20_1" style:list-style-name="L10">
      <style:text-properties fo:color="#000000" style:text-position="-70% 100%" style:font-name="Liberation Serif" fo:font-size="12pt" officeooo:rsid="00236161" officeooo:paragraph-rsid="00236161" style:font-size-asian="12pt" style:font-size-complex="12pt"/>
    </style:style>
    <style:style style:name="P34" style:family="paragraph" style:parent-style-name="Default_7e_LT_7e_Gliederung_20_1" style:list-style-name="L11">
      <style:text-properties fo:color="#000000" style:font-name="Liberation Serif" fo:font-size="12pt" officeooo:rsid="00253031" officeooo:paragraph-rsid="00253031" style:font-size-asian="12pt" style:font-size-complex="12pt"/>
    </style:style>
    <style:style style:name="P35" style:family="paragraph" style:parent-style-name="Default_7e_LT_7e_Gliederung_20_1" style:list-style-name="L12">
      <style:text-properties fo:color="#000000" style:font-name="Liberation Serif" fo:font-size="12pt" officeooo:rsid="00253031" officeooo:paragraph-rsid="00253031" style:font-size-asian="12pt" style:font-size-complex="12pt"/>
    </style:style>
    <style:style style:name="P36" style:family="paragraph" style:parent-style-name="Default_7e_LT_7e_Gliederung_20_1" style:list-style-name="L13">
      <style:text-properties style:text-position="0% 100%" style:font-name="Liberation Serif" fo:font-size="12pt" officeooo:rsid="00253031" officeooo:paragraph-rsid="00253031" style:font-size-asian="10.5pt" style:font-size-complex="12pt"/>
    </style:style>
    <style:style style:name="P37" style:family="paragraph" style:parent-style-name="Default_7e_LT_7e_Gliederung_20_1" style:list-style-name="L14">
      <style:text-properties style:text-position="0% 100%" style:font-name="Liberation Serif" fo:font-size="12pt" officeooo:rsid="00253031" officeooo:paragraph-rsid="00253031" style:font-size-asian="10.5pt" style:font-size-complex="12pt"/>
    </style:style>
    <style:style style:name="P38" style:family="paragraph" style:parent-style-name="Default_7e_LT_7e_Gliederung_20_1" style:list-style-name="L15">
      <style:text-properties style:text-position="0% 100%" style:font-name="Liberation Serif" fo:font-size="12pt" officeooo:rsid="00253031" officeooo:paragraph-rsid="00253031" style:font-size-asian="10.5pt" style:font-size-complex="12pt"/>
    </style:style>
    <style:style style:name="P39" style:family="paragraph" style:parent-style-name="Default_7e_LT_7e_Gliederung_20_1" style:list-style-name="L16">
      <style:text-properties style:text-position="0% 100%" style:font-name="Liberation Serif" fo:font-size="12pt" officeooo:rsid="00253031" officeooo:paragraph-rsid="00253031" style:font-size-asian="10.5pt" style:font-size-complex="12pt"/>
    </style:style>
    <style:style style:name="P40" style:family="paragraph" style:parent-style-name="Default_7e_LT_7e_Gliederung_20_1" style:list-style-name="L17">
      <style:text-properties style:text-position="0% 100%" style:font-name="Liberation Serif" fo:font-size="12pt" fo:font-weight="bold" officeooo:rsid="0025b13c" officeooo:paragraph-rsid="0025b13c" style:font-size-asian="10.5pt" style:font-weight-asian="bold" style:font-size-complex="12pt" style:font-weight-complex="bold"/>
    </style:style>
    <style:style style:name="P41" style:family="paragraph" style:parent-style-name="Default_7e_LT_7e_Gliederung_20_1" style:list-style-name="L17">
      <style:text-properties style:text-position="0% 100%" style:font-name="Liberation Serif" fo:font-size="12pt" fo:font-weight="bold" officeooo:rsid="00267390" officeooo:paragraph-rsid="00267390" style:font-size-asian="10.5pt" style:font-weight-asian="bold" style:font-size-complex="12pt" style:font-weight-complex="bold"/>
    </style:style>
    <style:style style:name="P42" style:family="paragraph" style:parent-style-name="Default_7e_LT_7e_Gliederung_20_1" style:list-style-name="L17">
      <style:text-properties style:text-position="0% 100%" style:font-name="Liberation Serif" fo:font-size="12pt" fo:font-weight="bold" officeooo:rsid="0027a366" officeooo:paragraph-rsid="0027a366" style:font-size-asian="10.5pt" style:font-weight-asian="bold" style:font-size-complex="12pt" style:font-weight-complex="bold"/>
    </style:style>
    <style:style style:name="P43" style:family="paragraph" style:parent-style-name="Default_7e_LT_7e_Gliederung_20_1" style:list-style-name="L17">
      <style:text-properties style:text-position="0% 100%" style:font-name="Liberation Serif" fo:font-size="12pt" fo:font-weight="bold" officeooo:rsid="00298757" officeooo:paragraph-rsid="00298757" style:font-size-asian="10.5pt" style:font-weight-asian="bold" style:font-size-complex="12pt" style:font-weight-complex="bold"/>
    </style:style>
    <style:style style:name="P44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 style:font-independent-line-spacing="tru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>
          <style:tab-stop style:position="0in"/>
          <style:tab-stop style:position="0.5669in"/>
          <style:tab-stop style:position="1.1339in"/>
          <style:tab-stop style:position="1.7008in"/>
          <style:tab-stop style:position="2.2677in"/>
          <style:tab-stop style:position="2.8346in"/>
          <style:tab-stop style:position="3.4016in"/>
          <style:tab-stop style:position="3.9685in"/>
          <style:tab-stop style:position="4.5354in"/>
          <style:tab-stop style:position="5.1024in"/>
          <style:tab-stop style:position="5.6693in"/>
          <style:tab-stop style:position="6.2362in"/>
        </style:tab-stops>
      </style:paragraph-properties>
    </style:style>
    <style:style style:name="P46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 style:font-independent-line-spacing="true">
        <style:tab-stops>
          <style:tab-stop style:position="0in"/>
          <style:tab-stop style:position="0.5669in"/>
          <style:tab-stop style:position="1.1339in"/>
          <style:tab-stop style:position="1.7008in"/>
          <style:tab-stop style:position="2.2677in"/>
          <style:tab-stop style:position="2.8346in"/>
          <style:tab-stop style:position="3.4016in"/>
          <style:tab-stop style:position="3.9685in"/>
          <style:tab-stop style:position="4.5354in"/>
          <style:tab-stop style:position="5.1024in"/>
          <style:tab-stop style:position="5.6693in"/>
          <style:tab-stop style:position="6.2362in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8pt" fo:font-style="normal" fo:text-shadow="none" style:text-underline-style="none" fo:font-weight="normal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93862"/>
    </style:style>
    <style:style style:name="T3" style:family="text">
      <style:text-properties officeooo:rsid="001979c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b8e57"/>
    </style:style>
    <style:style style:name="T6" style:family="text">
      <style:text-properties fo:color="#ff0000" style:font-name="Symbol"/>
    </style:style>
    <style:style style:name="T7" style:family="text">
      <style:text-properties fo:color="#000000"/>
    </style:style>
    <style:style style:name="T8" style:family="text">
      <style:text-properties fo:color="#000000" style:font-name="Times New Roman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style:font-name="Symbol"/>
    </style:style>
    <style:style style:name="T11" style:family="text">
      <style:text-properties fo:color="#000000" style:text-position="-70% 100%"/>
    </style:style>
    <style:style style:name="T12" style:family="text">
      <style:text-properties fo:color="#000000" style:text-position="-90% 100%"/>
    </style:style>
    <style:style style:name="T13" style:family="text">
      <style:text-properties fo:color="#000000" style:text-position="-40% 100%"/>
    </style:style>
    <style:style style:name="T14" style:family="text">
      <style:text-properties fo:color="#66ccff" style:font-name="Times New Roman"/>
    </style:style>
    <style:style style:name="T15" style:family="text">
      <style:text-properties style:text-position="sub 58%"/>
    </style:style>
    <style:style style:name="T16" style:family="text">
      <style:text-properties style:text-position="0% 100%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8pt" fo:font-style="normal" fo:text-shadow="none" style:text-underline-style="none" fo:font-weight="normal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marker-start="" draw:marker-start-width="0.0783in" draw:marker-start-center="false" draw:marker-end="" draw:marker-end-width="0.0783in" draw:marker-end-center="false" draw:stroke-linejoin="miter" svg:stroke-linecap="square" draw:fill="solid" draw:fill-color="#ff0000" draw:textarea-horizontal-align="left" draw:textarea-vertical-align="middle" draw:auto-grow-height="false" fo:padding-top="0.0516in" fo:padding-bottom="0.0516in" fo:padding-left="0.0984in" fo:padding-right="0.0984in" fo:wrap-option="no-wrap" draw:shadow="hidden" draw:shadow-offset-x="0.0783in" draw:shadow-offset-y="0.0783in" draw:shadow-color="#5e574e" style:run-through="foreground"/>
    </style:style>
    <style:style style:name="gr3" style:family="graphic">
      <style:graphic-properties draw:stroke="solid" svg:stroke-width="0.0102in" svg:stroke-color="#000000" draw:marker-start="" draw:marker-start-width="0.0783in" draw:marker-start-center="false" draw:marker-end="" draw:marker-end-width="0.0783in" draw:marker-end-center="false" draw:stroke-linejoin="miter" svg:stroke-linecap="square" draw:fill="solid" draw:fill-color="#66ccff" draw:opacity="50%" draw:textarea-horizontal-align="left" draw:textarea-vertical-align="middle" draw:auto-grow-height="false" fo:padding-top="0.0516in" fo:padding-bottom="0.0516in" fo:padding-left="0.0984in" fo:padding-right="0.0984in" fo:wrap-option="no-wrap" draw:shadow="hidden" draw:shadow-offset-x="0.0783in" draw:shadow-offset-y="0.0783in" draw:shadow-color="#5e574e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6600" draw:textarea-horizontal-align="left" draw:textarea-vertical-align="top" draw:auto-grow-height="true" fo:min-height="0.2256in" fo:min-width="0.0508in" fo:padding-top="0.0516in" fo:padding-bottom="0.0516in" fo:padding-left="0.0984in" fo:padding-right="0.0984in" fo:wrap-option="no-wrap" draw:shadow="hidden" draw:shadow-offset-x="0.0783in" draw:shadow-offset-y="0.0783in" draw:shadow-color="#5e574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1 Class Notes</text:p>
      <text:p text:style-name="P2"/>
      <text:p text:style-name="P2">A computer algorithm:</text:p>
      <text:list xml:id="list2225744372636858672" text:style-name="L2">
        <text:list-item>
          <text:p text:style-name="P17">a detailed step by step method for solving a problem by using a computer</text:p>
        </text:list-item>
      </text:list>
      <text:p text:style-name="P3"/>
      <text:p text:style-name="P2">Analysis</text:p>
      <text:list xml:id="list7950512277255719984" text:style-name="L3">
        <text:list-item>
          <text:p text:style-name="P18">Break a system down to known components</text:p>
        </text:list-item>
        <text:list-item>
          <text:p text:style-name="P18">How the components relate to each other</text:p>
        </text:list-item>
        <text:list-item>
          <text:p text:style-name="P18">Breaking a process down to known functions</text:p>
        </text:list-item>
      </text:list>
      <text:p text:style-name="P2"/>
      <text:p text:style-name="P2">Synthesis</text:p>
      <text:list xml:id="list8361172440739204832" text:style-name="L4">
        <text:list-item>
          <text:p text:style-name="P19">Building tools and toys!</text:p>
        </text:list-item>
        <text:list-item>
          <text:p text:style-name="P19">What components are needed</text:p>
        </text:list-item>
        <text:list-item>
          <text:p text:style-name="P19">How the components should by put together</text:p>
        </text:list-item>
        <text:list-item>
          <text:p text:style-name="P19">Composing functions to form a process</text:p>
        </text:list-item>
      </text:list>
      <text:p text:style-name="P2"/>
      <text:p text:style-name="P2">Problem Solving Using Computers(IMPORTANT! REMEMBER THESE STEPS!)</text:p>
      <text:list xml:id="list5936932074492157602" text:style-name="L5">
        <text:list-item>
          <text:p text:style-name="P20"><text:span text:style-name="T1">Problem</text:span>: What is the problem needing to be solved? Understand it!</text:p>
        </text:list-item>
        <text:list-item>
          <text:p text:style-name="P20"><text:span text:style-name="T1">Strategy</text:span>: Some sort of high level/conceptual strategy with many steps. The general idea.</text:p>
        </text:list-item>
        <text:list-item>
          <text:p text:style-name="P20"><text:span text:style-name="T1">Algorithm</text:span>: Concise solution</text:p>
          <text:list>
            <text:list-item>
              <text:p text:style-name="P20">Input: <text:span text:style-name="T2">What are your inputs? From user interaction? From database? </text:span></text:p>
            </text:list-item>
            <text:list-item>
              <text:p text:style-name="P20">Output: <text:span text:style-name="T2">What kind of output are you wanting? </text:span></text:p>
            </text:list-item>
            <text:list-item>
              <text:p text:style-name="P20">Step: <text:s/><text:span text:style-name="T2">Steps taken between the translation from input to output.</text:span></text:p>
            </text:list-item>
          </text:list>
        </text:list-item>
        <text:list-item>
          <text:p text:style-name="P20"><text:span text:style-name="T1">Analysis</text:span>: <text:span text:style-name="T2">Testing! Necessary evil. Dont wait until implementation!</text:span></text:p>
          <text:list>
            <text:list-item>
              <text:p text:style-name="P20">Correctness: <text:span text:style-name="T2">Whether you get expected output. Do it with every step.</text:span></text:p>
            </text:list-item>
            <text:list-item>
              <text:p text:style-name="P20">Time &amp; Space: <text:span text:style-name="T2">Efficiency, try and take the smallest amount of time and resources/memory.</text:span></text:p>
            </text:list-item>
            <text:list-item>
              <text:p text:style-name="P20">Optimality: <text:span text:style-name="T2">Is your algorithm the best possible?</text:span></text:p>
            </text:list-item>
          </text:list>
        </text:list-item>
        <text:list-item>
          <text:p text:style-name="P20"><text:span text:style-name="T1">Implementation</text:span>: <text:span text:style-name="T2">initialize class, declare variables, etc. Programming lang &amp; environment specific.</text:span></text:p>
        </text:list-item>
        <text:list-item>
          <text:p text:style-name="P20"><text:span text:style-name="T1">Verification</text:span>: <text:span text:style-name="T2">Testing the implementation, QA!</text:span></text:p>
        </text:list-item>
      </text:list>
      <text:p text:style-name="P2"/>
      <text:p text:style-name="P5">EXAMPLE: (search in an unordered array)</text:p>
      <text:list xml:id="list6844333186388661439" text:style-name="L6">
        <text:list-item>
          <text:p text:style-name="P21">Problem:</text:p>
          <text:list>
            <text:list-item>
              <text:p text:style-name="P21">Let E be an array containing n entries, E[0], …, E[n-1], in no particular order.</text:p>
            </text:list-item>
            <text:list-item>
              <text:p text:style-name="P21">Find an index of a specified key K, if K is in the array;</text:p>
            </text:list-item>
            <text:list-item>
              <text:p text:style-name="P21">return -1 as the answer if K is not in the array.</text:p>
            </text:list-item>
          </text:list>
        </text:list-item>
        <text:list-item>
          <text:p text:style-name="P21">Strategy:</text:p>
          <text:list>
            <text:list-item>
              <text:p text:style-name="P21">Compare K to each entry in turn until a match is found or the array is exhausted.</text:p>
            </text:list-item>
            <text:list-item>
              <text:p text:style-name="P21">If K is not in the array, the algorithm returns -1 as its answer.</text:p>
            </text:list-item>
          </text:list>
        </text:list-item>
        <text:list-item>
          <text:p text:style-name="P21">Algorithm:</text:p>
          <text:list>
            <text:list-item>
              <text:p text:style-name="P22">int seqSearch(int[], int n, int K)</text:p>
            </text:list-item>
          </text:list>
        </text:list-item>
      </text:list>
      <text:list xml:id="list1771392961155781859" text:style-name="L7">
        <text:list-item>
          <text:list>
            <text:list-item>
              <text:p text:style-name="P23">int ans, index;</text:p>
            </text:list-item>
            <text:list-item>
              <text:p text:style-name="P23">ans=-1;// Assume failure</text:p>
            </text:list-item>
            <text:list-item>
              <text:p text:style-name="P23">3.for (index = 0;index&lt;n;index++)</text:p>
            </text:list-item>
            <text:list-item>
              <text:p text:style-name="P23"><text:soft-page-break/>if(K=E[index])</text:p>
            </text:list-item>
            <text:list-item>
              <text:p text:style-name="P23">ans=index;//success!</text:p>
            </text:list-item>
            <text:list-item>
              <text:p text:style-name="P23">Break;//Done!</text:p>
            </text:list-item>
            <text:list-item>
              <text:p text:style-name="P23">Return ans;</text:p>
            </text:list-item>
          </text:list>
        </text:list-item>
      </text:list>
      <text:list xml:id="list92656336029126" text:continue-list="list6844333186388661439" text:style-name="L6">
        <text:list-item>
          <text:list>
            <text:list-item>
              <text:p text:style-name="P21"/>
            </text:list-item>
            <text:list-item>
              <text:p text:style-name="P21">for(i=0; i&lt;n;i++){if array[i] = K{<text:span text:style-name="T3">ANS = array[i]; break;</text:span>} else{if array[i}}</text:p>
            </text:list-item>
            <text:list-item>
              <text:p text:style-name="P24">Check file <text:span text:style-name="T4">ch1ex1.py</text:span></text:p>
            </text:list-item>
          </text:list>
        </text:list-item>
        <text:list-item>
          <text:p text:style-name="P25">Analysis: </text:p>
          <text:list>
            <text:list-item>
              <text:p text:style-name="P25">Correctness: check if it runs and gives wanted output</text:p>
            </text:list-item>
            <text:list-item>
              <text:p text:style-name="P26">Time &amp; Space: <text:span text:style-name="T5">Worse case, is O(n), </text:span></text:p>
            </text:list-item>
            <text:list-item>
              <text:p text:style-name="P27">Optimality: most optimum with unordered list</text:p>
            </text:list-item>
          </text:list>
        </text:list-item>
      </text:list>
      <text:p text:style-name="P6"><draw:g text:anchor-type="paragraph" draw:z-index="0" draw:style-name="gr1"><draw:custom-shape draw:style-name="gr2" draw:text-style-name="P44" svg:width="1.1248in" svg:height="1.0307in" svg:x="4.6764in" svg:y="0.0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4" svg:width="1.1248in" svg:height="1.0307in" svg:x="4.6764in" svg:y="0.62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46" svg:width="0.324in" svg:height="0.4039in" svg:x="5.0984in" svg:y="0.6626in"><text:list text:style-name=""><text:list-header><text:p text:style-name="P45"><text:span text:style-name="T17">g</text:span></text:p></text:list-header></text:list><draw:enhanced-geometry svg:viewBox="0 0 21600 21600" draw:type="mso-spt202" draw:enhanced-path="M 0 0 L 21600 0 21600 21600 0 21600 0 0 Z N"/></draw:custom-shape></draw:g></text:p>
      <text:p text:style-name="P16"><text:span text:style-name="T8">Classifying functions by their </text:span><text:span text:style-name="T7">Asymptotic Growth Rates</text:span></text:p>
      <text:list xml:id="list1161208100451274273" text:style-name="L8">
        <text:list-item>
          <text:p text:style-name="P28"><text:span text:style-name="T6"></text:span><text:span text:style-name="T8">(g): functions that grow </text:span><text:span text:style-name="T9">at least as fast</text:span><text:span text:style-name="T7"> as g</text:span></text:p>
        </text:list-item>
        <text:list-item>
          <text:p text:style-name="P28"><text:span text:style-name="T10"></text:span><text:span text:style-name="T8">(g): functions that grow </text:span><text:span text:style-name="T9">at the same rate</text:span><text:span text:style-name="T7"> as g</text:span></text:p>
        </text:list-item>
        <text:list-item>
          <text:p text:style-name="P28"><text:span text:style-name="T14">O</text:span><text:span text:style-name="T7">(g): functions that grow </text:span><text:span text:style-name="T9">no faster</text:span><text:span text:style-name="T7"> than g</text:span></text:p>
        </text:list-item>
      </text:list>
      <text:p text:style-name="P7"/>
      <text:p text:style-name="P7"/>
      <text:p text:style-name="P8">Worst-case complexity</text:p>
      <text:list xml:id="list2447371026975068610" text:style-name="L9">
        <text:list-item>
          <text:p text:style-name="P29"><text:span text:style-name="T7">W(n) = max{t(I) | I  <text:s/>D</text:span><text:span text:style-name="T11">n</text:span><text:span text:style-name="T7"> }</text:span></text:p>
        </text:list-item>
        <text:list-item>
          <text:p text:style-name="P29"><text:span text:style-name="T7">D</text:span><text:span text:style-name="T11">n = set of inputs of size n. All possible inputs.</text:span></text:p>
        </text:list-item>
        <text:list-item>
          <text:p text:style-name="P32">I is an element of <text:s/>Dn</text:p>
        </text:list-item>
        <text:list-item>
          <text:p text:style-name="P32">t(I) = number of basic operations performed on input I.</text:p>
        </text:list-item>
        <text:list-item>
          <text:p text:style-name="P32">The input, I, for which an algorithm behaves worst depends on the particular algorithm.</text:p>
        </text:list-item>
      </text:list>
      <text:p text:style-name="P9"/>
      <text:p text:style-name="P12">Average Complexity</text:p>
      <text:list xml:id="list1448063304285394512" text:style-name="L10">
        <text:list-item>
          <text:p text:style-name="P30"><text:span text:style-name="T7">A(n) = Sigma</text:span><text:span text:style-name="T12">I in</text:span><text:span text:style-name="T13"> Dn</text:span><text:span text:style-name="T7"> <text:s/>Pr(I) t(I)</text:span></text:p>
        </text:list-item>
        <text:list-item>
          <text:p text:style-name="P33">Pr(I) is the probability that input I occurs.</text:p>
        </text:list-item>
        <text:list-item>
          <text:p text:style-name="P30"><text:span text:style-name="T8">A(n) = Pr(succ)A</text:span><text:span text:style-name="T11">succ</text:span><text:span text:style-name="T7"> (n) + Pr(fail)A</text:span><text:span text:style-name="T11">fail</text:span><text:span text:style-name="T7"> (n)</text:span></text:p>
        </text:list-item>
      </text:list>
      <text:p text:style-name="P10"/>
      <text:p text:style-name="P13">Optimality</text:p>
      <text:list xml:id="list1700247327790328627" text:style-name="L11">
        <text:list-item>
          <text:p text:style-name="P34">Each problem has inherent complexity</text:p>
        </text:list-item>
      </text:list>
      <text:list xml:id="list6516957539680469140" text:style-name="L12">
        <text:list-item>
          <text:list>
            <text:list-item>
              <text:p text:style-name="P35"><text:soft-page-break/>There is some minimum amount of work required to solve it</text:p>
            </text:list-item>
          </text:list>
        </text:list-item>
        <text:list-item>
          <text:p text:style-name="P35">To analyze the complexity of a problem</text:p>
          <text:list>
            <text:list-item>
              <text:p text:style-name="P35">We choose a class of algorithms, based on which </text:p>
            </text:list-item>
            <text:list-item>
              <text:p text:style-name="P35">Prove Theorems that establish a lower bound on the number of operations needed to solve the problem.</text:p>
            </text:list-item>
          </text:list>
        </text:list-item>
      </text:list>
      <text:p text:style-name="P11">How to show whether an algorithm is optimal!</text:p>
      <text:list xml:id="list8813087375234970203" text:style-name="L13">
        <text:list-item>
          <text:p text:style-name="P31">Analyze the algorithm, call it A, and find the Worst-case complexity W<text:span text:style-name="T15">A</text:span><text:span text:style-name="T16">(n), for input of size n.</text:span></text:p>
        </text:list-item>
        <text:list-item>
          <text:p text:style-name="P36">Prove a theorem starting that,</text:p>
          <text:list>
            <text:list-item>
              <text:p text:style-name="P36">for any algorithm in the same class of A</text:p>
            </text:list-item>
            <text:list-item>
              <text:p text:style-name="P31"><text:span text:style-name="T16">For any input of size n, there is some input for which the algorithm must performedat leaszt W</text:span><text:span text:style-name="T15">A </text:span><text:span text:style-name="T16">(n) (lower bound in the worst-case)</text:span></text:p>
            </text:list-item>
          </text:list>
        </text:list-item>
        <text:list-item>
          <text:p text:style-name="P31"><text:span text:style-name="T16">If W</text:span><text:span text:style-name="T15">A </text:span><text:span text:style-name="T16">(n) == W</text:span><text:span text:style-name="T15">A </text:span><text:span text:style-name="T16">(n)</text:span></text:p>
          <text:list>
            <text:list-item>
              <text:p text:style-name="P36">then the algorithm A is optimal</text:p>
            </text:list-item>
            <text:list-item>
              <text:p text:style-name="P36">else there may be a better algorithm</text:p>
            </text:list-item>
            <text:list-item>
              <text:p text:style-name="P36">OR there may be a better lower bound</text:p>
            </text:list-item>
          </text:list>
        </text:list-item>
      </text:list>
      <text:p text:style-name="P14">Simplicity</text:p>
      <text:list xml:id="list7957102750836029541" text:style-name="L14">
        <text:list-item>
          <text:p text:style-name="P37">You want to keep your algorithm simple, syntactically.</text:p>
        </text:list-item>
      </text:list>
      <text:p text:style-name="P11"/>
      <text:p text:style-name="P14">Designing Algorithms</text:p>
      <text:list xml:id="list6641573647068068423" text:style-name="L15">
        <text:list-item>
          <text:p text:style-name="P38">Problem solving using Computer</text:p>
        </text:list-item>
        <text:list-item>
          <text:p text:style-name="P38">Algorithm Design Techniques</text:p>
          <text:list>
            <text:list-item>
              <text:p text:style-name="P38">divide-and-conquer</text:p>
            </text:list-item>
            <text:list-item>
              <text:p text:style-name="P38">greedy methods</text:p>
            </text:list-item>
            <text:list-item>
              <text:p text:style-name="P38">depth-first search (for graphs)</text:p>
            </text:list-item>
            <text:list-item>
              <text:p text:style-name="P38">dunamic programming</text:p>
            </text:list-item>
          </text:list>
        </text:list-item>
      </text:list>
      <text:p text:style-name="P11"/>
      <text:p text:style-name="P14">Divide-and-Conquer</text:p>
      <text:list xml:id="list7238456953630854410" text:style-name="L16">
        <text:list-item>
          <text:p text:style-name="P39">Strategy D</text:p>
          <text:list>
            <text:list-item>
              <text:p text:style-name="P39">compare K first to the entry in the middle of the array</text:p>
            </text:list-item>
            <text:list-item>
              <text:p text:style-name="P39">--eliminates half of the entry with one comparison</text:p>
            </text:list-item>
            <text:list-item>
              <text:p text:style-name="P39">apply the same strategy recursively</text:p>
            </text:list-item>
          </text:list>
        </text:list-item>
        <text:list-item>
          <text:p text:style-name="P39"><text:soft-page-break/>Algorithm D: Binary Seach</text:p>
          <text:list>
            <text:list-item>
              <text:p text:style-name="P39">Input: E, first, last, and K, all integers, where E is an ordered array in the range first, …,last, and K is the key sought.</text:p>
            </text:list-item>
            <text:list-item>
              <text:p text:style-name="P39">Output: index such that E[index] = K if K is in E within the range first, … , last, and index = -1 if K is not in this range of E.</text:p>
            </text:list-item>
          </text:list>
        </text:list-item>
      </text:list>
      <text:p text:style-name="P11"/>
      <text:p text:style-name="P15">HW!!!!</text:p>
      <text:p text:style-name="P15">Implement Binary Search in Python</text:p>
      <text:list xml:id="list4561956990981462836" text:style-name="L17">
        <text:list-item>
          <text:p text:style-name="P40">L.sort() //sorts the array</text:p>
        </text:list-item>
        <text:list-item>
          <text:p text:style-name="P40">len(L) //length of array</text:p>
        </text:list-item>
        <text:list-item>
          <text:p text:style-name="P40">index = int(len(L)/2) //type casting as to avoid decimal</text:p>
        </text:list-item>
        <text:list-item>
          <text:p text:style-name="P41">Llow = L[0:index] OR L[:index] //crops size of array, up to but not include index</text:p>
        </text:list-item>
        <text:list-item>
          <text:p text:style-name="P41">middle = int(len(L)/2)</text:p>
        </text:list-item>
        <text:list-item>
          <text:p text:style-name="P41">Lupper = L[(middle + 1):]</text:p>
        </text:list-item>
        <text:list-item>
          <text:p text:style-name="P42">Stop when array is empty</text:p>
        </text:list-item>
        <text:list-item>
          <text:p text:style-name="P43">MAY HAVE TO PRESENT IT!!!</text:p>
        </text:list-item>
      </text:list>
      <text:p text:style-name="P13"/>
      <text:p text:style-name="P1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weight="normal" officeooo:rsid="001d4157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0965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.0965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909in"/>
          <style:tab-stop style:position="1.6909in"/>
          <style:tab-stop style:position="2.6909in"/>
          <style:tab-stop style:position="3.6909in"/>
          <style:tab-stop style:position="4.6909in"/>
          <style:tab-stop style:position="5.6909in"/>
          <style:tab-stop style:position="6.6909in"/>
          <style:tab-stop style:position="7.6909in"/>
          <style:tab-stop style:position="8.6909in"/>
          <style:tab-stop style:position="9.6909in"/>
          <style:tab-stop style:position="10.690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0965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in" fo:margin-right="0in" fo:margin-top="0.0965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909in"/>
          <style:tab-stop style:position="1.6909in"/>
          <style:tab-stop style:position="2.6909in"/>
          <style:tab-stop style:position="3.6909in"/>
          <style:tab-stop style:position="4.6909in"/>
          <style:tab-stop style:position="5.6909in"/>
          <style:tab-stop style:position="6.6909in"/>
          <style:tab-stop style:position="7.6909in"/>
          <style:tab-stop style:position="8.6909in"/>
          <style:tab-stop style:position="9.6909in"/>
          <style:tab-stop style:position="10.690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1252in"/>
          <style:tab-stop style:position="1.1252in"/>
          <style:tab-stop style:position="2.1252in"/>
          <style:tab-stop style:position="3.1252in"/>
          <style:tab-stop style:position="4.1252in"/>
          <style:tab-stop style:position="5.1252in"/>
          <style:tab-stop style:position="6.1252in"/>
          <style:tab-stop style:position="7.1252in"/>
          <style:tab-stop style:position="8.1252in"/>
          <style:tab-stop style:position="9.1252in"/>
          <style:tab-stop style:position="10.1252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bold" style:letter-kerning="true" style:font-size-asian="24pt" style:font-style-asian="normal" style:font-weight-asian="bold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6874in"/>
          <style:tab-stop style:position="1.6874in"/>
          <style:tab-stop style:position="2.6874in"/>
          <style:tab-stop style:position="3.6874in"/>
          <style:tab-stop style:position="4.6874in"/>
          <style:tab-stop style:position="5.6874in"/>
          <style:tab-stop style:position="6.6874in"/>
          <style:tab-stop style:position="7.6874in"/>
          <style:tab-stop style:position="8.6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in" fo:margin-right="0in" fo:margin-top="0.0965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909in"/>
          <style:tab-stop style:position="1.6909in"/>
          <style:tab-stop style:position="2.6909in"/>
          <style:tab-stop style:position="3.6909in"/>
          <style:tab-stop style:position="4.6909in"/>
          <style:tab-stop style:position="5.6909in"/>
          <style:tab-stop style:position="6.6909in"/>
          <style:tab-stop style:position="7.6909in"/>
          <style:tab-stop style:position="8.6909in"/>
          <style:tab-stop style:position="9.6909in"/>
          <style:tab-stop style:position="10.690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7aa2a" officeooo:paragraph-rsid="0017aa2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C Algorithm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08:17:50.987629464</meta:creation-date>
    <dc:date>2016-09-29T09:26:54.222680438</dc:date>
    <meta:editing-duration>P7DT1H18M3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4" meta:paragraph-count="106" meta:word-count="836" meta:character-count="4450" meta:non-whitespace-character-count="3802"/>
  </office:meta>
</office:document-meta>
</file>